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officeooo:rsid="0016d385" officeooo:paragraph-rsid="0016d385"/>
    </style:style>
    <style:style style:name="P2" style:family="paragraph" style:parent-style-name="Heading_20_1" style:list-style-name="">
      <style:text-properties officeooo:rsid="0016d385" officeooo:paragraph-rsid="0016d385"/>
    </style:style>
    <style:style style:name="P3" style:family="paragraph" style:parent-style-name="Heading_20_1">
      <style:paragraph-properties fo:break-before="page"/>
      <style:text-properties officeooo:rsid="0016d385" officeooo:paragraph-rsid="0016d385"/>
    </style:style>
    <style:style style:name="P4" style:family="paragraph" style:parent-style-name="Text_20_body" style:list-style-name="L3">
      <style:text-properties officeooo:rsid="0016d385" officeooo:paragraph-rsid="0016d385"/>
    </style:style>
    <style:style style:name="P5" style:family="paragraph" style:parent-style-name="Text_20_body" style:list-style-name="L2">
      <style:text-properties officeooo:paragraph-rsid="0016d385"/>
    </style:style>
    <style:style style:name="P6" style:family="paragraph" style:parent-style-name="Text_20_body" style:list-style-name="L3">
      <style:text-properties fo:font-weight="bold" officeooo:rsid="0016d385" officeooo:paragraph-rsid="0016d385" style:font-weight-asian="bold" style:font-weight-complex="bold"/>
    </style:style>
    <style:style style:name="P7" style:family="paragraph" style:parent-style-name="Text_20_body">
      <style:text-properties officeooo:paragraph-rsid="0018c4da"/>
    </style:style>
    <style:style style:name="P8" style:family="paragraph" style:parent-style-name="Standard" style:list-style-name="L1">
      <style:text-properties officeooo:paragraph-rsid="0016d385"/>
    </style:style>
    <style:style style:name="P9" style:family="paragraph" style:parent-style-name="Standard" style:list-style-name="L1">
      <style:text-properties officeooo:rsid="000a6dc8" officeooo:paragraph-rsid="000e25cc"/>
    </style:style>
    <style:style style:name="P10" style:family="paragraph" style:parent-style-name="Standard" style:list-style-name="L1">
      <style:text-properties officeooo:rsid="000df913" officeooo:paragraph-rsid="000e25cc"/>
    </style:style>
    <style:style style:name="P11" style:family="paragraph" style:parent-style-name="Standard" style:list-style-name="L1">
      <style:text-properties officeooo:rsid="000df913" officeooo:paragraph-rsid="0016d385"/>
    </style:style>
    <style:style style:name="P12" style:family="paragraph" style:parent-style-name="Standard" style:list-style-name="L1">
      <style:text-properties officeooo:rsid="000efe66" officeooo:paragraph-rsid="000efe66"/>
    </style:style>
    <style:style style:name="P13" style:family="paragraph" style:parent-style-name="Standard" style:list-style-name="L1">
      <style:text-properties officeooo:rsid="000efe66" officeooo:paragraph-rsid="0016d385"/>
    </style:style>
    <style:style style:name="P14" style:family="paragraph" style:parent-style-name="Standard" style:list-style-name="L4">
      <style:text-properties officeooo:rsid="0012cbac" officeooo:paragraph-rsid="0016d385"/>
    </style:style>
    <style:style style:name="P15" style:family="paragraph" style:parent-style-name="Standard" style:list-style-name="L1">
      <style:text-properties officeooo:rsid="00159e13" officeooo:paragraph-rsid="00159e13"/>
    </style:style>
    <style:style style:name="P16" style:family="paragraph" style:parent-style-name="Standard" style:list-style-name="L1">
      <style:text-properties officeooo:rsid="00159e13" officeooo:paragraph-rsid="0016d385"/>
    </style:style>
    <style:style style:name="P17" style:family="paragraph" style:parent-style-name="Standard" style:list-style-name="L3">
      <style:text-properties officeooo:rsid="00159e13" officeooo:paragraph-rsid="0016d385"/>
    </style:style>
    <style:style style:name="P18" style:family="paragraph" style:parent-style-name="Standard" style:list-style-name="L3">
      <style:text-properties fo:font-weight="normal" officeooo:rsid="00159e13" officeooo:paragraph-rsid="0016d385" style:font-weight-asian="normal" style:font-weight-complex="normal"/>
    </style:style>
    <style:style style:name="P19" style:family="paragraph" style:parent-style-name="Heading_20_2">
      <style:text-properties officeooo:rsid="0016d385" officeooo:paragraph-rsid="0016d385"/>
    </style:style>
    <style:style style:name="P20" style:family="paragraph" style:parent-style-name="Heading_20_2">
      <style:text-properties officeooo:paragraph-rsid="0016d385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0c8a68"/>
    </style:style>
    <style:style style:name="T2" style:family="text">
      <style:text-properties officeooo:rsid="0014b32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d385" style:font-weight-asian="bold" style:font-weight-complex="bold"/>
    </style:style>
    <style:style style:name="T5" style:family="text">
      <style:text-properties officeooo:rsid="0016d385"/>
    </style:style>
    <style:style style:name="T6" style:family="text">
      <style:text-properties officeooo:rsid="000df91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umario1">
        <text:table-of-content-source text:outline-level="10">
          <text:index-title-template text:style-name="Contents_20_Heading">Ampliacion del Catalogo de requisit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Ampliacion del Catalogo de requisitos</text:p>
          </text:index-title>
          <text:p text:style-name="P21"><text:a xlink:type="simple" xlink:href="#__RefHeading___Toc355_1602552119" text:style-name="Index_20_Link" text:visited-style-name="Index_20_Link">Configuracion Inicial<text:tab/>2</text:a></text:p>
          <text:p text:style-name="P21"><text:a xlink:type="simple" xlink:href="#__RefHeading___Toc357_1602552119" text:style-name="Index_20_Link" text:visited-style-name="Index_20_Link">Rutas<text:tab/>2</text:a></text:p>
          <text:p text:style-name="P21"><text:a xlink:type="simple" xlink:href="#__RefHeading___Toc359_1602552119" text:style-name="Index_20_Link" text:visited-style-name="Index_20_Link">Persistencia<text:tab/>2</text:a></text:p>
          <text:p text:style-name="P21"><text:a xlink:type="simple" xlink:href="#__RefHeading___Toc361_1602552119" text:style-name="Index_20_Link" text:visited-style-name="Index_20_Link">Notas de las clases<text:tab/>2</text:a></text:p>
          <text:p text:style-name="P22"><text:a xlink:type="simple" xlink:href="#__RefHeading___Toc363_1602552119" text:style-name="Index_20_Link" text:visited-style-name="Index_20_Link">Usuario<text:tab/>2</text:a></text:p>
          <text:p text:style-name="P22"><text:a xlink:type="simple" xlink:href="#__RefHeading___Toc365_1602552119" text:style-name="Index_20_Link" text:visited-style-name="Index_20_Link">Track<text:tab/>2</text:a></text:p>
          <text:p text:style-name="P21"><text:a xlink:type="simple" xlink:href="#__RefHeading___Toc367_1602552119" text:style-name="Index_20_Link" text:visited-style-name="Index_20_Link">Notas generales<text:tab/>2</text:a></text:p>
        </text:index-body>
      </text:table-of-content>
      <text:h text:style-name="P2" text:outline-level="1"/>
      <text:h text:style-name="P3" text:outline-level="1"><text:bookmark-start text:name="__RefHeading___Toc355_1602552119"/>Configuracion Inicial<text:bookmark-end text:name="__RefHeading___Toc355_1602552119"/></text:h>
      <text:list xml:id="list2209839383445082043" text:style-name="L1">
        <text:list-item>
          <text:p text:style-name="P16">El nombre del proyecto sera DAW2XX_NombreAplicacion</text:p>
        </text:list-item>
      </text:list>
      <text:h text:style-name="P1" text:outline-level="1"><text:bookmark-start text:name="__RefHeading___Toc357_1602552119"/>Rutas<text:bookmark-end text:name="__RefHeading___Toc357_1602552119"/></text:h>
      <text:list xml:id="list5858674060738386203" text:style-name="L2">
        <text:list-item>
          <text:p text:style-name="P5"><text:span text:style-name="T5">El formato de las rutas sera </text:span><text:span text:style-name="T4">GPX</text:span><text:span text:style-name="T5"> y se importaran en la base de datos</text:span></text:p>
        </text:list-item>
      </text:list>
      <text:h text:style-name="P1" text:outline-level="1"><text:bookmark-start text:name="__RefHeading___Toc359_1602552119"/>Persistencia<text:bookmark-end text:name="__RefHeading___Toc359_1602552119"/></text:h>
      <text:list xml:id="list6581187470831198194" text:style-name="L3">
        <text:list-item>
          <text:p text:style-name="P4"><text:span text:style-name="T3">SGDB:</text:span> MySQL</text:p>
        </text:list-item>
        <text:list-item>
          <text:p text:style-name="P4"><text:span text:style-name="T3">Motor:</text:span> InnoDB</text:p>
        </text:list-item>
        <text:list-item>
          <text:p text:style-name="P4"><text:span text:style-name="T3">Acceso a datos:</text:span> PDO</text:p>
        </text:list-item>
        <text:list-item>
          <text:p text:style-name="P6">Ficheros BBDD</text:p>
          <text:list>
            <text:list-item>
              <text:p text:style-name="P17">DAW2XX_CrearDBNombreAplicacion.sql</text:p>
            </text:list-item>
            <text:list-item>
              <text:p text:style-name="P17">DAW2XX_CargaInicialDBNombreAplicacion.sql</text:p>
            </text:list-item>
            <text:list-item>
              <text:p text:style-name="P18">DAW2XX_BorrarDBNombreAplicacion.sql</text:p>
            </text:list-item>
          </text:list>
        </text:list-item>
      </text:list>
      <text:h text:style-name="P1" text:outline-level="1"><text:bookmark-start text:name="__RefHeading___Toc361_1602552119"/>Notas de las clases<text:bookmark-end text:name="__RefHeading___Toc361_1602552119"/></text:h>
      <text:h text:style-name="P20" text:outline-level="2"><text:bookmark-start text:name="__RefHeading___Toc363_1602552119"/><text:span text:style-name="T5">Usuario</text:span><text:bookmark-end text:name="__RefHeading___Toc363_1602552119"/></text:h>
      <text:list xml:id="list115549007877296" text:continue-list="list2209839383445082043" text:style-name="L1">
        <text:list-item>
          <text:p text:style-name="P8"><text:span text:style-name="T6">Tipos de usuario: Casual, de medio fondo, de fondo de trail</text:span></text:p>
        </text:list-item>
        <text:list-item>
          <text:p text:style-name="P13">El codigo de usuario (NICK) es un campo alfanumerico de 15</text:p>
        </text:list-item>
      </text:list>
      <text:h text:style-name="P19" text:outline-level="2"><text:bookmark-start text:name="__RefHeading___Toc365_1602552119"/>Track<text:bookmark-end text:name="__RefHeading___Toc365_1602552119"/></text:h>
      <text:list xml:id="list115549640873650" text:continue-numbering="true" text:style-name="L1">
        <text:list-item>
          <text:p text:style-name="P11">Formato fecha <text:s/>track: año-mes-diaThh:mm:ssZ</text:p>
        </text:list-item>
      </text:list>
      <text:h text:style-name="Heading_20_2" text:outline-level="2">Waypoint</text:h>
      <text:p text:style-name="P7"/>
      <text:h text:style-name="P1" text:outline-level="1"><text:bookmark-start text:name="__RefHeading___Toc367_1602552119"/>Notas generales<text:bookmark-end text:name="__RefHeading___Toc367_1602552119"/></text:h>
      <text:list xml:id="list847247295356586749" text:style-name="L4">
        <text:list-item>
          <text:p text:style-name="P14"><text:span text:style-name="T2">La carga inicial tendra</text:span> un usuario <text:span text:style-name="T3">heraclio / paso</text:span> <text:span text:style-name="T2">y un track public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9M39S</meta:editing-duration>
    <meta:editing-cycles>17</meta:editing-cycles>
    <meta:generator>LibreOffice/5.1.6.2$Windows_x86 LibreOffice_project/07ac168c60a517dba0f0d7bc7540f5afa45f0909</meta:generator>
    <dc:date>2017-02-22T11:55:47.576000000</dc:date>
    <meta:document-statistic meta:table-count="0" meta:image-count="0" meta:object-count="0" meta:page-count="2" meta:paragraph-count="29" meta:word-count="123" meta:character-count="754" meta:non-whitespace-character-count="672"/>
    <meta:user-defined meta:name="Info 1"/>
    <meta:user-defined meta:name="Info 2"/>
    <meta:user-defined meta:name="Info 3"/>
    <meta:user-defined meta:name="Info 4"/>
  </office:meta>
</office:document-meta>
</file>